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A9D08E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#A9D08E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0DB4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A9D08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10.8585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8.382cm"/>
    </style:style>
    <style:style style:name="co8" style:family="table-column">
      <style:table-column-properties fo:break-before="auto" style:column-width="9.60966666666667cm"/>
    </style:style>
    <style:style style:name="co9" style:family="table-column">
      <style:table-column-properties fo:break-before="auto" style:column-width="18.034cm"/>
    </style:style>
    <style:style style:name="co10" style:family="table-column">
      <style:table-column-properties fo:break-before="auto" style:column-width="16.0866666666667cm"/>
    </style:style>
    <style:style style:name="co11" style:family="table-column">
      <style:table-column-properties fo:break-before="auto" style:column-width="14.09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39.6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1" table:default-cell-style-name="ce1"/>
        <table:table-column table:style-name="co12" table:number-columns-repeated="1002" table:default-cell-style-name="ce1"/>
        <table:table-column table:style-name="co13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5" table:style-name="ce8"/>
          <table:table-cell table:number-columns-repeated="16362"/>
        </table:table-row>
        <table:table-row table:style-name="ro3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9">
            <text:p>Methode HTTP</text:p>
          </table:table-cell>
          <table:table-cell office:value-type="string" table:style-name="ce9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atégorie / id</text:p>
          </table:table-cell>
          <table:table-cell office:value-type="string" table:style-name="ce11">
            <text:p>Obtenir la description d'une catégorie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Categories/id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ollection de catégories</text:p>
          </table:table-cell>
          <table:table-cell office:value-type="string" table:style-name="ce11">
            <text:p>Obtenir la liste des catégories de sandwich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Categori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liste des sandwichs disponibles</text:p>
          </table:table-cell>
          <table:table-cell office:value-type="string" table:style-name="ce11">
            <text:p>Obtenir la liste des sandwichs du catalogue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un sandwich</text:p>
          </table:table-cell>
          <table:table-cell office:value-type="string" table:style-name="ce11">
            <text:p>Obtenir la description d'un sandwich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s/id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sandwich par catégorie</text:p>
          </table:table-cell>
          <table:table-cell office:value-type="string" table:style-name="ce11">
            <text:p>obtenir la liste des sandwichs d'une catégorie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s/{id}/categories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filtrage des sandwichs</text:p>
          </table:table-cell>
          <table:table-cell office:value-type="string" table:style-name="ce11">
            <text:p>Obtenir la liste des sandwich avec filtrage sur le type de pain et l'image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s ?t=2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7" table:style-name="ce10">
            <text:p>7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pagination des sanwichs</text:p>
          </table:table-cell>
          <table:table-cell office:value-type="string" table:style-name="ce11">
            <text:p>Obtenir la liste des sandwichs avec pagination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s ?page=3&amp;size=10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un sandwich complet</text:p>
          </table:table-cell>
          <table:table-cell office:value-type="string" table:style-name="ce11">
            <text:p>Obtenir la description détaillée d'un sandwich avec les tailles, prix et catégories du sandwich sous forme de liste imbriquée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Sandwich/{id}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9" table:style-name="ce10">
            <text:p>9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réer une commande</text:p>
          </table:table-cell>
          <table:table-cell office:value-type="string" table:style-name="ce11">
            <text:p>Créer une nouvelle commande  (vide) : <text:s/>la date de livraison (date-heure) et les coordonnées du client sont transmises – retourne 1 token d'identification de la commande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Commandes</text:p>
          </table:table-cell>
          <table:table-cell table:style-name="ce3"/>
          <table:table-cell table:style-name="ce13"/>
          <table:table-cell table:number-columns-repeated="13" table:style-name="ce3"/>
          <table:table-cell table:number-columns-repeated="16362"/>
        </table:table-row>
        <table:table-row table:style-name="ro6"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jouter <text:s/>sandwich</text:p>
          </table:table-cell>
          <table:table-cell office:value-type="string" table:style-name="ce11">
            <text:p>Ajouter un sandwich à une commande existante – en accord avec l'état de la commande – transmet les id de sandwich et taille et la quantité</text:p>
          </table:table-cell>
          <table:table-cell office:value-type="float" office:value="6" table:style-name="ce10">
            <text:p>6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Commandes/id/Sandwich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Modifier une commande</text:p>
          </table:table-cell>
          <table:table-cell office:value-type="string" table:style-name="ce11">
            <text:p>Modifier une commande existante : date de livraison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PUT</text:p>
          </table:table-cell>
          <table:table-cell office:value-type="string" table:style-name="ce12">
            <text:p>/Commandes/id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Payer une commande</text:p>
          </table:table-cell>
          <table:table-cell office:value-type="string" table:style-name="ce11">
            <text:p>Payer une commande en transmettant des coordonnées bancaires – (n°carte+date-expiration)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Commandes/id/paye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3" table:style-name="ce10">
            <text:p>1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état de la commande</text:p>
          </table:table-cell>
          <table:table-cell office:value-type="string" table:style-name="ce11">
            <text:p>Obtenir la commande pour suivre son état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/Commandes/id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supprimer sandwich</text:p>
          </table:table-cell>
          <table:table-cell office:value-type="string" table:style-name="ce11">
            <text:p>Supprimer un sandwich dans une commande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DELETE</text:p>
          </table:table-cell>
          <table:table-cell office:value-type="string" table:style-name="ce12">
            <text:p>/Commandes/id/Sandwich?=idsandwich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15" table:style-name="ce10">
            <text:p>15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ifier un item d'une commande (sandwich, taille, quantité)</text:p>
          </table:table-cell>
          <table:table-cell office:value-type="string" table:style-name="ce11">
            <text:p>Modifier 1 élément d'une commande, en accord avec l'état de la commande.</text:p>
          </table:table-cell>
          <table:table-cell office:value-type="float" office:value="3" table:style-name="ce10">
            <text:p>3</text:p>
          </table:table-cell>
          <table:table-cell office:value-type="string" table:style-name="ce12">
            <text:p>PUT</text:p>
          </table:table-cell>
          <table:table-cell office:value-type="string" table:style-name="ce12">
            <text:p>/ommandes/id/Modif?=idsandwich(&amp;qte&amp;taille)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6" table:style-name="ce10">
            <text:p>16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obtenir une facture</text:p>
          </table:table-cell>
          <table:table-cell office:value-type="string" table:style-name="ce11">
            <text:p>Obtenir une facture pour une commande payée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GET</text:p>
          </table:table-cell>
          <table:table-cell office:value-type="string" table:style-name="ce12">
            <text:p>Commande/id/Facture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string" table:style-name="ce5">
            <text:p>STORIES CONCERNANT l'API PRIVEE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5" table:style-name="ce16"/>
          <table:table-cell table:number-columns-repeated="16362"/>
        </table:table-row>
        <table:table-row table:style-name="ro7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9">
            <text:p>Methode HTTP</text:p>
          </table:table-cell>
          <table:table-cell office:value-type="string" table:style-name="ce9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101" table:style-name="ce17">
            <text:p>10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liste des commandes</text:p>
          </table:table-cell>
          <table:table-cell office:value-type="string" table:style-name="ce18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3" table:style-name="ce17">
            <text:p>3</text:p>
          </table:table-cell>
          <table:table-cell office:value-type="string" table:style-name="ce19">
            <text:p>GET</text:p>
          </table:table-cell>
          <table:table-cell office:value-type="string" table:style-name="ce20">
            <text:p>/Commandes/?etat=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102" table:style-name="ce17">
            <text:p>10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détail d'une commande</text:p>
          </table:table-cell>
          <table:table-cell office:value-type="string" table:style-name="ce18">
            <text:p>accès au détail complet d'une commande, avec la liste des items, les noms des sandwichs et leur taille sous la forme de ressources imbriqués</text:p>
          </table:table-cell>
          <table:table-cell office:value-type="float" office:value="3" table:style-name="ce17">
            <text:p>3</text:p>
          </table:table-cell>
          <table:table-cell office:value-type="string" table:style-name="ce19">
            <text:p>GET</text:p>
          </table:table-cell>
          <table:table-cell office:value-type="string" table:style-name="ce19">
            <text:p>/Commandes/id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3" table:style-name="ce17">
            <text:p>10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changement d'état d'une commande</text:p>
          </table:table-cell>
          <table:table-cell office:value-type="string" table:style-name="ce18">
            <text:p>changement de l'état d'une commande – vérification de la validité de la transition</text:p>
          </table:table-cell>
          <table:table-cell office:value-type="float" office:value="3" table:style-name="ce17">
            <text:p>3</text:p>
          </table:table-cell>
          <table:table-cell office:value-type="string" table:style-name="ce19">
            <text:p>PUT</text:p>
          </table:table-cell>
          <table:table-cell office:value-type="string" table:style-name="ce19">
            <text:p>/Commandes/id/modif?etat=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string" table:style-name="ce5">
            <text:p>STORIES CONCERNANT LA GESTION DE LA CARTE DE FIDELITE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5" table:style-name="ce16"/>
          <table:table-cell table:number-columns-repeated="16362"/>
        </table:table-row>
        <table:table-row table:style-name="ro7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9">
            <text:p>Methode HTTP</text:p>
          </table:table-cell>
          <table:table-cell office:value-type="string" table:style-name="ce9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0" table:style-name="ce10">
            <text:p>200</text:p>
          </table:table-cell>
          <table:table-cell office:value-type="float" office:value="1" table:style-name="ce10">
            <text:p>1</text:p>
          </table:table-cell>
          <table:table-cell office:value-type="string" table:style-name="ce21">
            <text:p>s'authentifier pour utiliser sa carte</text:p>
          </table:table-cell>
          <table:table-cell office:value-type="string" table:style-name="ce22">
            <text:p>authentification <text:s/>http basic, retourne un token jwt</text:p>
          </table:table-cell>
          <table:table-cell office:value-type="float" office:value="5" table:style-name="ce10">
            <text:p>5</text:p>
          </table:table-cell>
          <table:table-cell office:value-type="string" table:style-name="ce12">
            <text:p>POST</text:p>
          </table:table-cell>
          <table:table-cell office:value-type="string" table:style-name="ce12">
            <text:p>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1" table:style-name="ce17">
            <text:p>20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accéder à sa carte de fidélité : montant + réduction</text:p>
          </table:table-cell>
          <table:table-cell office:value-type="string" table:style-name="ce18">
            <text:p>Accès à une carte : le token jwt est nécessaire</text:p>
          </table:table-cell>
          <table:table-cell office:value-type="float" office:value="5" table:style-name="ce17">
            <text:p>5</text:p>
          </table:table-cell>
          <table:table-cell office:value-type="string" table:style-name="ce19">
            <text:p>GET</text:p>
          </table:table-cell>
          <table:table-cell table:style-name="ce19"/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203" table:style-name="ce17">
            <text:p>20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paiement fidélisé</text:p>
          </table:table-cell>
          <table:table-cell office:value-type="string" table:style-name="ce18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office:value-type="float" office:value="6" table:style-name="ce17">
            <text:p>6</text:p>
          </table:table-cell>
          <table:table-cell office:value-type="string" table:style-name="ce19">
            <text:p>POST</text:p>
          </table:table-cell>
          <table:table-cell table:style-name="ce19"/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204" table:style-name="ce17">
            <text:p>204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réer sa carte de fidélité</text:p>
          </table:table-cell>
          <table:table-cell office:value-type="string" table:style-name="ce18">
            <text:p>créer une carte de fidélité – retourne un identifiant de carte</text:p>
          </table:table-cell>
          <table:table-cell office:value-type="float" office:value="4" table:style-name="ce17">
            <text:p>4</text:p>
          </table:table-cell>
          <table:table-cell office:value-type="string" table:style-name="ce19">
            <text:p>POST</text:p>
          </table:table-cell>
          <table:table-cell table:style-name="ce19"/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string" table:style-name="ce5">
            <text:p>STORIES DIVERSES</text:p>
          </table:table-cell>
          <table:table-cell table:style-name="ce14"/>
          <table:table-cell table:number-columns-repeated="2" table:style-name="ce15"/>
          <table:table-cell table:number-columns-repeated="3" table:style-name="ce14"/>
          <table:table-cell table:number-columns-repeated="15" table:style-name="ce16"/>
          <table:table-cell table:number-columns-repeated="16362"/>
        </table:table-row>
        <table:table-row table:style-name="ro7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9">
            <text:p>Methode HTTP</text:p>
          </table:table-cell>
          <table:table-cell office:value-type="string" table:style-name="ce9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0" table:style-name="ce17">
            <text:p>300</text:p>
          </table:table-cell>
          <table:table-cell office:value-type="float" office:value="1" table:style-name="ce17">
            <text:p>1</text:p>
          </table:table-cell>
          <table:table-cell office:value-type="string" table:style-name="ce23">
            <text:p>gérer CORS pour l'API</text:p>
          </table:table-cell>
          <table:table-cell office:value-type="string" table:style-name="ce24">
            <text:p>écrire le code permettant de gérer CORS</text:p>
          </table:table-cell>
          <table:table-cell office:value-type="float" office:value="3" table:style-name="ce17">
            <text:p>3</text:p>
          </table:table-cell>
          <table:table-cell table:number-columns-repeated="2" table:style-name="ce19"/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1" table:style-name="ce2">
            <text:p>301</text:p>
          </table:table-cell>
          <table:table-cell office:value-type="float" office:value="1" table:style-name="ce2">
            <text:p>1</text:p>
          </table:table-cell>
          <table:table-cell office:value-type="string" table:style-name="ce25">
            <text:p>tests unitaires API publique</text:p>
          </table:table-cell>
          <table:table-cell office:value-type="string" table:style-name="ce8">
            <text:p>écrire les tests permettant d'éviter le recours à Postman</text:p>
          </table:table-cell>
          <table:table-cell office:value-type="float" office:value="6" table:style-name="ce2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302" table:style-name="ce2">
            <text:p>302</text:p>
          </table:table-cell>
          <table:table-cell office:value-type="float" office:value="1" table:style-name="ce2">
            <text:p>1</text:p>
          </table:table-cell>
          <table:table-cell office:value-type="string" table:style-name="ce25">
            <text:p>tests unitaires API privée</text:p>
          </table:table-cell>
          <table:table-cell office:value-type="string" table:style-name="ce8">
            <text:p>écrire les tests permettant d'éviter le recours à Postman</text:p>
          </table:table-cell>
          <table:table-cell office:value-type="float" office:value="3" table:style-name="ce2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26">
            <text:p>Total:</text:p>
          </table:table-cell>
          <table:table-cell office:value-type="float" office:value="90" table:formula="of:=SUM([.E7:.E38])" table:style-name="ce1">
            <text:p>90</text:p>
          </table:table-cell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3"/>
          <table:table-cell table:number-columns-repeated="2"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16384" table:style-name="ce1"/>
        </table:table-row>
        <table:table-row table:number-rows-repeated="939" table:style-name="ro1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named-expressions>
          <table:named-range table:name="Print_Area" table:cell-range-address="Feuille1.$A$1:Feuille1.$G$49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Explanatory_32_Text" style:display-name="Excel Built-in Explanatory Text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alex</meta:initial-creator>
    <dc:creator>Utilisateur Windows</dc:creator>
    <meta:creation-date>2018-02-04T13:17:31Z</meta:creation-date>
    <dc:date>2018-02-04T13:21:58Z</dc:date>
    <meta:editing-cycles>18</meta:editing-cycles>
    <meta:editing-duration>PT73775S</meta:editing-duration>
  </office:meta>
</office:document-meta>
</file>